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list-style-name="WWNum1" style:master-page-name="Standard">
      <style:paragraph-properties fo:margin-top="0.423cm" fo:margin-bottom="0.212cm" loext:contextual-spacing="false" style:page-number="auto"/>
    </style:style>
    <style:style style:name="P2" style:family="paragraph" style:parent-style-name="Text_20_body" style:list-style-name="WWNum2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3" style:family="paragraph" style:parent-style-name="Text_20_body" style:list-style-name="WWNum3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4" style:family="paragraph" style:parent-style-name="Text_20_body" style:list-style-name="WWNum4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5" style:family="paragraph" style:parent-style-name="Text_20_body" style:list-style-name="WWNum5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6" style:family="paragraph" style:parent-style-name="Text_20_body" style:list-style-name="WWNum6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7" style:family="paragraph" style:parent-style-name="Text_20_body" style:list-style-name="WWNum7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8" style:family="paragraph" style:parent-style-name="Text_20_body" style:list-style-name="WWNum8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9" style:family="paragraph" style:parent-style-name="Text_20_body" style:list-style-name="WWNum9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10" style:family="paragraph" style:parent-style-name="Text_20_body" style:list-style-name="WWNum10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11" style:family="paragraph" style:parent-style-name="Text_20_body">
      <style:paragraph-properties fo:margin-top="0cm" fo:margin-bottom="0.247cm" loext:contextual-spacing="false"/>
    </style:style>
    <style:style style:name="T1" style:family="text">
      <style:text-properties fo:font-variant="normal" fo:text-transform="none" fo:color="#24292e" style:font-name="Arial" fo:font-size="12pt" fo:letter-spacing="normal" fo:font-style="normal" fo:font-weight="normal" style:font-size-asian="12pt" style:font-style-asian="normal" style:font-weight-asian="normal" style:font-size-complex="12pt"/>
    </style:style>
    <style:style style:name="T2" style:family="text">
      <style:text-properties fo:color="#000000" style:font-name="Arial"/>
    </style:style>
    <style:style style:name="T3" style:family="text">
      <style:text-properties style:font-name="Arial"/>
    </style:style>
    <style:style style:name="T4" style:family="text">
      <style:text-properties fo:color="#1155cc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17662288788703035" text:style-name="WWNum1">
        <text:list-item>
          <text:h text:style-name="P1" text:outline-level="1">Using Yammer securely</text:h>
        </text:list-item>
      </text:list>
      <text:p text:style-name="Text_20_body"><text:span text:style-name="T1">Government staff are responsible for checking the applications they use are secure. This guidance will help you use Yammer to communicate securely with colleagues.</text:span></text:p>
      <text:p text:style-name="Text_20_body"><text:span text:style-name="T2">Yammer is a cloud application for social networking within an organisation, or with partners, customers, or vendors. You can use it to post updates and send messages, either directly or in a group. You can als</text:span><text:bookmark-start text:name="__DdeLink__14_1724370848"/><text:span text:style-name="T2">o use it to</text:span><text:bookmark-end text:name="__DdeLink__14_1724370848"/><text:span text:style-name="T2"> share documents, join groups, and search history.</text:span></text:p>
      <text:p text:style-name="Text_20_body"><text:span text:style-name="T2">Yammer is available as a stand alone service but is more often used as part of Microsoft’s Office 365 suite.</text:span></text:p>
      <text:h text:style-name="Heading_20_2" text:outline-level="2"><text:span text:style-name="T2">Securing your account</text:span></text:h>
      <text:p text:style-name="Text_20_body"><text:span text:style-name="T2">Secure your Yammer account by using:</text:span></text:p>
      <text:list xml:id="list4065386738260952513" text:style-name="WWNum2">
        <text:list-item>
          <text:p text:style-name="P2"><text:span text:style-name="T3">a password made up of </text:span><text:a xlink:type="simple" xlink:href="https://www.ncsc.gov.uk/blog-post/three-random-words-or-thinkrandom-0" text:style-name="Internet_20_link" text:visited-style-name="Visited_20_Internet_20_Link"><text:span text:style-name="Internet_20_link"><text:span text:style-name="T4">3 random words</text:span></text:span></text:a></text:p>
        </text:list-item>
        <text:list-item>
          <text:p text:style-name="P2"><text:span text:style-name="T3">a secure (HTTPS) connection and a</text:span><text:a xlink:type="simple" xlink:href="https://whatbrowser.org/" text:style-name="Internet_20_link" text:visited-style-name="Visited_20_Internet_20_Link"><text:span text:style-name="Internet_20_link"><text:span text:style-name="T2"> </text:span></text:span></text:a><text:a xlink:type="simple" xlink:href="https://whatbrowser.org/" text:style-name="Internet_20_link" text:visited-style-name="Visited_20_Internet_20_Link"><text:span text:style-name="Internet_20_link"><text:span text:style-name="T4">modern browser</text:span></text:span></text:a></text:p>
        </text:list-item>
      </text:list>
      <text:p text:style-name="Text_20_body"><text:span text:style-name="T2">in Office 365. Secure your Office 365 account using </text:span><text:a xlink:type="simple" xlink:href="https://support.office.com/en-gb/article/Set-up-2-step-verification-for-Office-365-ace1d096-61e5-449b-a875-58eb3d74de14?ui=en-US&amp;rs=en-GB&amp;ad=GB" text:style-name="Internet_20_link" text:visited-style-name="Visited_20_Internet_20_Link"><text:span text:style-name="Internet_20_link"><text:span text:style-name="T4">two-factor authentication</text:span></text:span></text:a><text:span text:style-name="T2">. You cannot use two-factor authentication in a stand alone Yammer account.</text:span></text:p>
      <text:p text:style-name="Text_20_body"><text:span text:style-name="T2">If you think someone may have accessed your stand alone account:</text:span></text:p>
      <text:list xml:id="list2094450248062476173" text:style-name="WWNum3">
        <text:list-item>
          <text:p text:style-name="P3"><text:span text:style-name="T3">logout any other sessions in Settings - Account Activity</text:span></text:p>
        </text:list-item>
        <text:list-item>
          <text:p text:style-name="P3"><text:span text:style-name="T3">reset your password in Settings - Password</text:span></text:p>
        </text:list-item>
      </text:list>
      <text:p text:style-name="Text_20_body"><text:span text:style-name="T2">You can also delete your Yammer account under Settings - Preferences - Delete Your Yammer account.</text:span></text:p>
      <text:h text:style-name="Heading_20_2" text:outline-level="2"><text:span text:style-name="T2">Protecting your data</text:span></text:h>
      <text:p text:style-name="Text_20_body"><text:span text:style-name="T2">To protect your data when using Yammer, make sure you:</text:span></text:p>
      <text:list xml:id="list5581212069341589302" text:style-name="WWNum4">
        <text:list-item>
          <text:p text:style-name="P4"><text:span text:style-name="T3">don't use standalone Yammer to store</text:span><text:a xlink:type="simple" xlink:href="https://ico.org.uk/for-organisations/guide-to-data-protection/key-definitions/" text:style-name="Internet_20_link" text:visited-style-name="Visited_20_Internet_20_Link"><text:span text:style-name="Internet_20_link"><text:span text:style-name="T2"> </text:span></text:span></text:a><text:a xlink:type="simple" xlink:href="https://ico.org.uk/for-organisations/guide-to-data-protection/key-definitions/" text:style-name="Internet_20_link" text:visited-style-name="Visited_20_Internet_20_Link"><text:span text:style-name="Internet_20_link"><text:span text:style-name="T4">sensitive, personal</text:span></text:span></text:a><text:span text:style-name="T3">, or other high value data (like commercial or financial information) that could cause harm or embarrassment if lost or exposed - speak to your security team about what you can store in Office 365</text:span></text:p>
        </text:list-item>
        <text:list-item>
          <text:p text:style-name="P4"><text:span text:style-name="T3">create and use </text:span><text:a xlink:type="simple" xlink:href="https://support.microsoft.com/en-gb/help/2840522/how-to-create-a-new-group-in-yammer" text:style-name="Internet_20_link" text:visited-style-name="Visited_20_Internet_20_Link"><text:span text:style-name="Internet_20_link"><text:span text:style-name="T4">internal groups with private access</text:span></text:span></text:a><text:span text:style-name="T3">, and </text:span><text:a xlink:type="simple" xlink:href="https://support.microsoft.com/en-gb/help/2842159/how-to-send-a-message-to-a-specific-person-in-yammer" text:style-name="Internet_20_link" text:visited-style-name="Visited_20_Internet_20_Link"><text:span text:style-name="Internet_20_link"><text:span text:style-name="T4">private messages</text:span></text:span></text:a><text:span text:style-name="T3"> when you need to control access</text:span></text:p>
        </text:list-item>
        <text:list-item>
          <text:p text:style-name="P4"><text:span text:style-name="T3">Yammer is restricted to your email domain by default but you can </text:span><text:a xlink:type="simple" xlink:href="https://support.office.com/en-gb/article/Create-and-manage-external-groups-in-Yammer-9ccd15ce-0efc-4dc1-81bc-4a424ab6f92a" text:style-name="Internet_20_link" text:visited-style-name="Visited_20_Internet_20_Link"><text:span text:style-name="Internet_20_link"><text:span text:style-name="T4">create external groups</text:span></text:span></text:a><text:span text:style-name="T3"> if appropriate</text:span></text:p>
        </text:list-item>
      </text:list>
      <text:p text:style-name="Text_20_body"><text:span text:style-name="T2">When using Yammer, you should also be aware that content, including archived or private content, can be:</text:span></text:p>
      <text:list xml:id="list5011632078929911636" text:style-name="WWNum5">
        <text:list-item>
          <text:p text:style-name="P5"><text:span text:style-name="T3">disclosed publicly under the</text:span><text:a xlink:type="simple" xlink:href="https://ico.org.uk/for-organisations/guide-to-freedom-of-information/what-is-the-foi-act/" text:style-name="Internet_20_link" text:visited-style-name="Visited_20_Internet_20_Link"><text:span text:style-name="Internet_20_link"><text:span text:style-name="T2"> </text:span></text:span></text:a><text:a xlink:type="simple" xlink:href="https://ico.org.uk/for-organisations/guide-to-freedom-of-information/what-is-the-foi-act/" text:style-name="Internet_20_link" text:visited-style-name="Visited_20_Internet_20_Link"><text:span text:style-name="Internet_20_link"><text:span text:style-name="T4">Freedom of Information Act</text:span></text:span></text:a></text:p>
        </text:list-item>
        <text:list-item>
          <text:p text:style-name="P5"><text:soft-page-break/><text:a xlink:type="simple" xlink:href="https://confluence.atlassian.com/hipchatkb/exporting-chat-history-753404166.html" text:style-name="Internet_20_link" text:visited-style-name="Visited_20_Internet_20_Link"><text:span text:style-name="Internet_20_link"><text:span text:style-name="T4">exported and viewed</text:span></text:span></text:a><text:span text:style-name="T3"> by administrators in paid Yammer accounts, including private messages and groups</text:span></text:p>
        </text:list-item>
        <text:list-item>
          <text:p text:style-name="P5"><text:a xlink:type="simple" xlink:href="https://www.microsoft.com/EN-US/privacystatement/OnlineServices/Default.aspx" text:style-name="Internet_20_link" text:visited-style-name="Visited_20_Internet_20_Link"><text:span text:style-name="Internet_20_link"><text:span text:style-name="T4">subject to legal requests to share data</text:span></text:span></text:a><text:span text:style-name="T3"> by courts, government agencies, or parties involved in litigation in the US</text:span></text:p>
        </text:list-item>
      </text:list>
      <text:p text:style-name="Text_20_body"><text:span text:style-name="T2">Using Yammer for social or personal use must:</text:span></text:p>
      <text:list xml:id="list4966648468191126432" text:style-name="WWNum6">
        <text:list-item>
          <text:p text:style-name="P6"><text:span text:style-name="T3">not create exposure to legal liability or embarrassment</text:span></text:p>
        </text:list-item>
        <text:list-item>
          <text:p text:style-name="P6"><text:span text:style-name="T3">not affect your performance or disrupt others</text:span></text:p>
        </text:list-item>
        <text:list-item>
          <text:p text:style-name="P6"><text:span text:style-name="T3">follow the </text:span><text:a xlink:type="simple" xlink:href="https://www.gov.uk/government/publications/civil-service-code/the-civil-service-code" text:style-name="Internet_20_link" text:visited-style-name="Visited_20_Internet_20_Link"><text:span text:style-name="Internet_20_link"><text:span text:style-name="T4">Civil Service Code</text:span></text:span></text:a></text:p>
        </text:list-item>
      </text:list>
      <text:p text:style-name="Text_20_body"><text:span text:style-name="T2">Microsoft - who run Yammer - have signed up to the </text:span><text:a xlink:type="simple" xlink:href="https://privacy.microsoft.com/en-gb/microsoft-eu-us-privacy-shield" text:style-name="Internet_20_link" text:visited-style-name="Visited_20_Internet_20_Link"><text:span text:style-name="Internet_20_link"><text:span text:style-name="T4">EU-US Privacy Shield</text:span></text:span></text:a><text:span text:style-name="T2"> which requires them to follow European data protection requirements for personal data for their European customers. </text:span><text:a xlink:type="simple" xlink:href="https://www.microsoft.com/EN-US/privacystatement/OnlineServices/Default.aspx" text:style-name="Internet_20_link" text:visited-style-name="Visited_20_Internet_20_Link"><text:span text:style-name="Internet_20_link"><text:span text:style-name="T4">You own the data</text:span></text:span></text:a><text:span text:style-name="T2"> you put in Yammer, and their technical security is similar to other popular public cloud services.</text:span></text:p>
      <text:h text:style-name="Heading_20_2" text:outline-level="2"><text:span text:style-name="T2">Managing information</text:span></text:h>
      <text:p text:style-name="Text_20_body"><text:span text:style-name="T2">You must record or summarise important work in a permanent record at regular intervals or at the end of a piece of work.</text:span></text:p>
      <text:p text:style-name="Text_20_body"><text:span text:style-name="T2">Make sure you don’t lose content by:</text:span></text:p>
      <text:list xml:id="list2274860696218408140" text:style-name="WWNum7">
        <text:list-item>
          <text:p text:style-name="P7"><text:span text:style-name="T3">creating a permanent record of shared information at regular intervals or at the end of a piece of work</text:span></text:p>
        </text:list-item>
        <text:list-item>
          <text:p text:style-name="P7"><text:span text:style-name="T3">using your document storage or email service to capture important discussions or decisions (name the data so it can be found later) </text:span></text:p>
        </text:list-item>
      </text:list>
      <text:p text:style-name="Text_20_body"><text:span text:style-name="T2">You can export data from Yammer by:</text:span></text:p>
      <text:list xml:id="list3133534280369723338" text:style-name="WWNum8">
        <text:list-item>
          <text:p text:style-name="P8"><text:span text:style-name="T3">copying and pasting the text (while noting the date)</text:span></text:p>
        </text:list-item>
        <text:list-item>
          <text:p text:style-name="P8"><text:span text:style-name="T3">taking a screenshot</text:span></text:p>
        </text:list-item>
        <text:list-item>
          <text:p text:style-name="P8"><text:span text:style-name="T3">asking your administrator for </text:span><text:a xlink:type="simple" xlink:href="https://support.office.com/en-us/article/Monitoring-your-Yammer-data-Yammer-Admin-Guide-8c4651fa-12c2-4ced-b4ea-2200c0a630ed" text:style-name="Internet_20_link" text:visited-style-name="Visited_20_Internet_20_Link"><text:span text:style-name="Internet_20_link"><text:span text:style-name="T4">an export</text:span></text:span></text:a><text:span text:style-name="T3"> in paid accounts</text:span></text:p>
        </text:list-item>
      </text:list>
      <text:h text:style-name="Heading_20_2" text:outline-level="2"><text:span text:style-name="T2">Getting started</text:span></text:h>
      <text:p text:style-name="Text_20_body"><text:span text:style-name="T2">Ensure your account looks official and similar to other government Yammer accounts by:</text:span></text:p>
      <text:list xml:id="list2230161428541334131" text:style-name="WWNum9">
        <text:list-item>
          <text:p text:style-name="P9"><text:span text:style-name="T3">use a recognisable profile photo</text:span></text:p>
        </text:list-item>
        <text:list-item>
          <text:p text:style-name="P9"><text:span text:style-name="T3">add your role to the Job title section</text:span></text:p>
        </text:list-item>
      </text:list>
      <text:p text:style-name="Text_20_body"><text:span text:style-name="T2">You can alert others to content you have shared on Yammer by typing @username (their email address without the @</text:span><text:a xlink:type="simple" xlink:href="http://domain.gov.uk/" text:style-name="Internet_20_link" text:visited-style-name="Visited_20_Internet_20_Link"><text:span text:style-name="Internet_20_link"><text:span text:style-name="T3">domain.gov.uk</text:span></text:span></text:a><text:span text:style-name="T2">) and by including the organisation or group name when posting an update. all or @here. This can trigger notifications on their computer or phone. Admins can post an announcement that will trigger an email alert as well as a post.</text:span></text:p>
      <text:h text:style-name="Heading_20_2" text:outline-level="2"><text:soft-page-break/><text:span text:style-name="T2">Getting help</text:span></text:h>
      <text:p text:style-name="Text_20_body"><text:span text:style-name="T2">For help using Yammer, you can use their </text:span><text:a xlink:type="simple" xlink:href="https://docs.com/yammer-team/7415/getting-started-with-yammer" text:style-name="Internet_20_link" text:visited-style-name="Visited_20_Internet_20_Link"><text:span text:style-name="Internet_20_link"><text:span text:style-name="T4">getting started guide</text:span></text:span></text:a><text:span text:style-name="T2">.</text:span></text:p>
      <text:p text:style-name="Text_20_body"><text:span text:style-name="T2">Yammer and Microsoft offer support through a:</text:span></text:p>
      <text:list xml:id="list4119112929808890111" text:style-name="WWNum10">
        <text:list-item>
          <text:p text:style-name="P10"><text:a xlink:type="simple" xlink:href="https://support.atlassian.com/" text:style-name="Internet_20_link" text:visited-style-name="Visited_20_Internet_20_Link"><text:span text:style-name="Internet_20_link"><text:span text:style-name="T4">support page</text:span></text:span></text:a><text:span text:style-name="T3">  </text:span></text:p>
        </text:list-item>
        <text:list-item>
          <text:p text:style-name="P10"><text:a xlink:type="simple" xlink:href="https://portal.office.com/servicestatus" text:style-name="Internet_20_link" text:visited-style-name="Visited_20_Internet_20_Link"><text:span text:style-name="Internet_20_link"><text:span text:style-name="T4">status page</text:span></text:span></text:a></text:p>
        </text:list-item>
      </text:list>
      <text:p text:style-name="Text_20_body"><text:span text:style-name="T2">You may also get help from your internal IT team if they have agreed to do it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59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66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68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69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71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72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75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78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81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4:51:30</meta:creation-date>
    <meta:initial-creator>Nick Woodcraft</meta:initial-creator>
    <dc:language>en-US</dc:language>
    <dc:creator>Nick Woodcraft</dc:creator>
    <dc:date>2017-08-11T15:01:08</dc:date>
    <meta:editing-cycles>2</meta:editing-cycles>
    <meta:editing-duration>PT5M</meta:editing-duration>
    <meta:generator>LibreOffice/5.2.5.1$MacOSX_X86_64 LibreOffice_project/0312e1a284a7d50ca85a365c316c7abbf20a4d22</meta:generator>
    <meta:document-statistic meta:table-count="0" meta:image-count="0" meta:object-count="0" meta:page-count="3" meta:paragraph-count="47" meta:word-count="660" meta:character-count="3842" meta:non-whitespace-character-count="3248"/>
  </office:meta>
</office:document-meta>
</file>